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33cm"/>
    </style:style>
    <style:style style:name="co2" style:family="table-column">
      <style:table-column-properties fo:break-before="auto" style:column-width="29.302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name-complex="Aptos Narrow1" style:font-size-complex="12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s développées</text:p>
          </table:table-cell>
          <table:table-cell table:style-name="ce8" office:value-type="string" calcext:value-type="string">
            <text:p>FrontEn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12">
            <text:p>Authetification &amp; users</text:p>
          </table:table-cell>
          <table:table-cell table:style-name="ce6" office:value-type="string" calcext:value-type="string">
            <text:p>Authentification &amp; users Admin dashboard pour créer une nouvelle company avec manager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Intégration avec Argo Workflow pour créer un nouveau AWS S3 bucket et AWS namespace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Intégration d'un système multitenant pour chaque company pour le storage et les resources AWS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Intégration storage image sur AWS spécifié pour le client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Activation d'une company après la fin de création AWS et invitation par mail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Inscription et login avec permission mobile ou deskto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users roles et permissions (Manager, editor et employee)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Log ou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change password avec logout de tous les autres appareil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Demande de reset password et reset password avec un envoi d'un emai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users details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company gestion d'employés (liste des employés, suppression d'un employé, changement de rôle)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6">
            <text:p>Categories &amp; brands</text:p>
          </table:table-cell>
          <table:table-cell table:style-name="ce7" office:value-type="string" calcext:value-type="string">
            <text:p>Categories &amp; brands Ajout de nouveau employé (invitation avec envoi d'un mail, renvoi d'email d'invitation, suppression d'une invitation)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7" office:value-type="string" calcext:value-type="string">
            <text:p>Création de predefined categories avec admin dashboard</text:p>
          </table:table-cell>
          <table:table-cell table:number-columns-repeated="1022"/>
        </table:table-row>
        <table:table-row table:style-name="ro2">
          <table:covered-table-cell table:style-name="ce3"/>
          <table:table-cell table:style-name="ce7" office:value-type="string" calcext:value-type="string">
            <text:p>Architecture de predefined category configurable pour les différents scans (scan tags, configuration, scan steps)</text:p>
          </table:table-cell>
          <table:table-cell table:number-columns-repeated="1022"/>
        </table:table-row>
        <table:table-row table:style-name="ro2">
          <table:covered-table-cell table:style-name="ce3"/>
          <table:table-cell table:style-name="ce7" office:value-type="string" calcext:value-type="string">
            <text:p>Création de categories avec reçoit de la config du predefined categor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7" office:value-type="string" calcext:value-type="string">
            <text:p>Upload d'image référence categor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7" office:value-type="string" calcext:value-type="string">
            <text:p>Création bran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17">
            <text:p>Produits</text:p>
          </table:table-cell>
          <table:table-cell table:style-name="ce6" office:value-type="string" calcext:value-type="string">
            <text:p>Produits <text:s/>Création produit avec affectation pour un us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Création en masse de produit avec un fichier Excel (avec une template)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Delete &amp; bulk delete de produi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Liste de produit spécifique pour chaque user role (pour mobile et desktop)</text:p>
          </table:table-cell>
          <table:table-cell office:value-type="string" calcext:value-type="string">
            <text:p>Yes(Desktop)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Filtre produit disponible pour le us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Filtrage et recherche de produit à partir de la liste spécifique pour le us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Modification de l'assignation de user pour un produi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Affectation de la scan config du category au produit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Upload image de produit pour chaque scan vers le backend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Vérification des scans et changement du statut produit</text:p>
          </table:table-cell>
          <table:table-cell office:value-type="string" calcext:value-type="string">
            <text:p>Yes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string" calcext:value-type="string">
            <text:p>Upload des images vers AWS S3 spécifique au client avec nommage des dossiers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Conversion et stockage de l'image en avant du produit en AWS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Déclenchement automatique du Argo Workflow quand le produit est totalement scanné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Recevoir les URLs des fichiers résultats produit et envoi d'un mail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Génération des URLs de download des fichiers résultat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Gestion du statut du produit selon chaque étape</text:p>
          </table:table-cell>
          <table:table-cell table:number-columns-repeated="1022"/>
        </table:table-row>
        <table:table-row table:style-name="ro2">
          <table:covered-table-cell table:style-name="ce2"/>
          <table:table-cell table:style-name="ce6" office:value-type="string" calcext:value-type="string">
            <text:p>Implementation de process de rescan d'un produit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1" table:number-rows-spanned="4">
            <text:p>DevOps</text:p>
          </table:table-cell>
          <table:table-cell table:style-name="ce7" office:value-type="string" calcext:value-type="string">
            <text:p>DevOps Implémentation avec base de données AWS RDS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7" office:value-type="string" calcext:value-type="string">
            <text:p>Dockerisation du projet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7" office:value-type="string" calcext:value-type="string">
            <text:p>Déploiement sur un serveur AWS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7" office:value-type="string" calcext:value-type="string">
            <text:p>Mise en place du pipeline CI/CD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29:24</meta:creation-date>
    <dc:date>2025-03-06T12:35:13.529961684</dc:date>
    <meta:generator>LibreOffice/7.3.7.2$Linux_X86_64 LibreOffice_project/30$Build-2</meta:generator>
    <meta:editing-duration>PT6M51S</meta:editing-duration>
    <meta:editing-cycles>2</meta:editing-cycles>
    <meta:document-statistic meta:table-count="1" meta:cell-count="63" meta:object-count="0"/>
    <meta:user-defined meta:name="AppVersion">16.0300</meta:user-defined>
  </office:meta>
</office:document-meta>
</file>